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mittableIndexReader.getModification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ittableIndexReader.CommittableIndexReader( IndexReader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mittableIndexReader.doDelete( int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